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13cm" fo:min-width="2.28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svg:stroke-color="#000000" draw:fill-color="#999999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9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5.461cm" svg:x="12.30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cm" svg:height="1.445cm" svg:x="15.351cm" svg:y="8.432cm">
          <draw:text-box>
            <text:p><text:span text:style-name="T1">D</text:span></text:p>
          </draw:text-box>
        </draw:frame>
        <draw:custom-shape draw:style-name="gr3" draw:text-style-name="P3" draw:layer="layout" svg:width="0.381cm" svg:height="0.381cm" svg:x="13.426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4.3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3.426cm" svg:y="4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169cm" svg:height="0.962cm" svg:x="13.674cm" svg:y="4.34cm">
          <draw:text-box>
            <text:p>d*</text:p>
          </draw:text-box>
        </draw:frame>
        <draw:frame draw:style-name="gr6" draw:text-style-name="P5" draw:layer="layout" svg:width="0.993cm" svg:height="0.962cm" svg:x="14.574cm" svg:y="6.94cm">
          <draw:text-box>
            <text:p>d’</text:p>
          </draw:text-box>
        </draw:frame>
        <draw:line draw:style-name="gr7" draw:text-style-name="P6" draw:layer="layout" svg:x1="13.726cm" svg:y1="5.419cm" svg:x2="14.361cm" svg:y2="6.9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7-01T09:53:31.931221650</dc:date>
    <meta:editing-duration>PT1H59M48S</meta:editing-duration>
    <meta:editing-cycles>8</meta:editing-cycles>
    <meta:generator>LibreOffice/6.0.7.3$Linux_X86_64 LibreOffice_project/00m0$Build-3</meta:generator>
    <meta:document-statistic meta:object-count="8"/>
  </office:meta>
</office:document-meta>
</file>